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fo:font-size="48pt" officeooo:rsid="0022bebc" officeooo:paragraph-rsid="0022bebc" style:font-size-asian="48pt" style:font-size-complex="48pt"/>
    </style:style>
    <style:style style:name="P2" style:family="paragraph" style:parent-style-name="Heading_20_2">
      <style:text-properties officeooo:rsid="0022bebc" officeooo:paragraph-rsid="0022bebc"/>
    </style:style>
    <style:style style:name="P3" style:family="paragraph" style:parent-style-name="Heading_20_3">
      <style:text-properties officeooo:paragraph-rsid="0022bebc"/>
    </style:style>
    <style:style style:name="P4" style:family="paragraph" style:parent-style-name="Text_20_body">
      <style:paragraph-properties fo:text-align="start" style:justify-single-word="false"/>
      <style:text-properties officeooo:paragraph-rsid="0022bebc"/>
    </style:style>
    <style:style style:name="T1" style:family="text">
      <style:text-properties officeooo:rsid="0022be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leep The Clock Around</text:h>
      <text:h text:style-name="P2" text:outline-level="2">E <text:s/>B <text:s/>C#m <text:s/>A</text:h>
      <text:h text:style-name="Heading_20_3" text:outline-level="3">And the moment will come </text:h>
      <text:p text:style-name="P4">when composure returns</text:p>
      <text:p text:style-name="P4">Put a face on the world, turn your back to the wall</text:p>
      <text:p text:style-name="P4">And you walk twenty yards with your head in the air</text:p>
      <text:p text:style-name="P4">Down the Liberty Hill, where the fashion brigade</text:p>
      <text:p text:style-name="P4">Look with curious eyes on your raggedy way<text:span text:style-name="T1">s</text:span></text:p>
      <text:p text:style-name="P4">And for once in your life you have nothing to say</text:p>
      <text:p text:style-name="P4"><text:span text:style-name="T1">C</text:span>ould this be the time when somebody will come</text:p>
      <text:p text:style-name="P4"><text:span text:style-name="T1">And</text:span> say "Look at yourself, you′re not much use to anyone"</text:p>
      <text:h text:style-name="P3" text:outline-level="3">Take a walk in the park, </text:h>
      <text:p text:style-name="Text_20_body">take a valium pill</text:p>
      <text:p text:style-name="P4">Read the letter you got from the memory girl</text:p>
      <text:p text:style-name="P4">But it takes more than this to make sense of the day</text:p>
      <text:p text:style-name="P4">Yeah it takes more than milk to get rid of the taste</text:p>
      <text:p text:style-name="P4">And you trusted to this, and you trusted to that</text:p>
      <text:p text:style-name="P4">When you saw it all come, it was waving the flag</text:p>
      <text:p text:style-name="P4">Of the United States of Calamity, hey!</text:p>
      <text:p text:style-name="P4">After all that you've done boy, I′m know you're going to pay</text:p>
      <text:h text:style-name="Heading_20_3" text:outline-level="3">In the morning you come</text:h>
      <text:p text:style-name="P4">to the ladies salon</text:p>
      <text:p text:style-name="P4">To get all fitted out for The Paperback Throne</text:p>
      <text:p text:style-name="P4">But the people are living far away from the place</text:p>
      <text:p text:style-name="P4">Where you wanted to help, it's a bit of a waste</text:p>
      <text:p text:style-name="P4">And the puzzle will last till somebody will say</text:p>
      <text:p text:style-name="P4">"There′s a lot to be done while your head is still young"</text:p>
      <text:p text:style-name="P4">If you put down your pen, leave your worries behind</text:p>
      <text:p text:style-name="P4">Then the moment will come, and the memory will shine</text:p>
      <text:h text:style-name="Heading_20_3" text:outline-level="3">Now the trouble is over,</text:h>
      <text:p text:style-name="P4">everybody got paid</text:p>
      <text:p text:style-name="P4">Everybody is happy, they are glad that they came</text:p>
      <text:p text:style-name="P4">Then you go to the place where you′ve finally found</text:p>
      <text:p text:style-name="P4">You can look at yourself sleep the clock aroun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6:41:09.662299838</meta:creation-date>
    <dc:title>SongSheet</dc:title>
    <meta:editing-cycles>3</meta:editing-cycles>
    <meta:generator>LibreOffice/7.6.4.1$MacOSX_AARCH64 LibreOffice_project/e19e193f88cd6c0525a17fb7a176ed8e6a3e2aa1</meta:generator>
    <meta:editing-duration>PT8M50S</meta:editing-duration>
    <dc:date>2025-04-14T16:50:00.877990194</dc:date>
    <meta:document-statistic meta:table-count="0" meta:image-count="0" meta:object-count="0" meta:page-count="1" meta:paragraph-count="34" meta:word-count="285" meta:character-count="1390" meta:non-whitespace-character-count="1134"/>
    <meta:template xlink:type="simple" xlink:actuate="onRequest" xlink:title="SongSheet" xlink:href="../../../../Library/Application%20Support/LibreOffice/4/user/template/SongSheet.ott" meta:date="2025-04-14T16:41:09.605067147"/>
  </office:meta>
</office:document-meta>
</file>